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10.433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9.324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27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font-name="MS Sans Serif" fo:font-size="10pt" fo:language="en" fo:country="US" fo:font-style="normal" fo:text-shadow="none" style:text-underline-style="none" fo:font-weight="normal" style:text-underline-mode="continuous" style:text-line-through-mode="continuous" style:font-name-asian="MS Sans Serif" style:font-size-asian="10pt" style:language-asian="en" style:country-asian="US" style:font-style-asian="normal" style:font-weight-asian="normal" style:font-name-complex="MS Sans Serif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English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pa_4thEd.ott</text:p>
          </table:table-cell>
          <table:table-cell/>
          <table:table-cell office:value-type="string">
            <text:p>Kirk Job-Slud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lassroom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rystal.ots</text:p>
          </table:table-cell>
          <table:table-cell/>
          <table:table-cell office:value-type="string">
            <text:p>R Divakar</text:p>
          </table:table-cell>
          <table:table-cell office:value-type="string">
            <text:p>qdiv@hotmail.com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assignment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referral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name_badge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dent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able_tent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.ott</text:p>
          </table:table-cell>
          <table:table-cell/>
          <table:table-cell office:value-type="string">
            <text:p>Matthias Ansorg</text:p>
          </table:table-cell>
          <table:table-cell office:value-type="string">
            <text:p>matthias@ansorgs.de</text:p>
          </table:table-cell>
          <table:table-cell office:value-type="string">
            <text:p>LGPL</text:p>
          </table:table-cell>
          <table:table-cell office:value-type="string">
            <text:p>http://matthias.ansorgs.de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dvloa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mcalculatio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lanceSheet1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_Account.ots</text:p>
          </table:table-cell>
          <table:table-cell/>
          <table:table-cell office:value-type="string">
            <text:p>Dave Le Huray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.ots</text:p>
          </table:table-cell>
          <table:table-cell/>
          <table:table-cell office:value-type="string">
            <text:p>William Peak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siness_plan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Loan_Condition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Two_Years_with_Graph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Deposit_Template_-_US_DOLLAR.ots</text:p>
          </table:table-cell>
          <table:table-cell/>
          <table:table-cell office:value-type="string">
            <text:p>Patrick Dunn</text:p>
          </table:table-cell>
          <table:table-cell office:value-type="string">
            <text:p><text:a xlink:href="mailto:pdunn5@gmail.com">pdunn5@gmail.com</text:a></text:p>
          </table:table-cell>
          <table:table-cell office:value-type="string">
            <text:p>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Giro_en.ott</text:p>
          </table:table-cell>
          <table:table-cell/>
          <table:table-cell office:value-type="string">
            <text:p>Kjetil Kilhavn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job_bid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oan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arketing_plan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ortgage_buster.ots</text:p>
          </table:table-cell>
          <table:table-cell/>
          <table:table-cell office:value-type="string">
            <text:p>Tom Whit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ettyCash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rtfolio_manager.ots</text:p>
          </table:table-cell>
          <table:table-cell/>
          <table:table-cell office:value-type="string">
            <text:p>David Grant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ntal_returns.ots</text:p>
          </table:table-cell>
          <table:table-cell/>
          <table:table-cell office:value-type="string">
            <text:p>Michael K. Goode</text:p>
          </table:table-cell>
          <table:table-cell office:value-type="string">
            <text:p>michael.goode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unningBudget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SalesTargets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ap1107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fidentiality_Agreement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trac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Joint_ventur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aintenance_agreemen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Not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artnership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Generic.ott</text:p>
          </table:table-cell>
          <table:table-cell/>
          <table:table-cell office:value-type="string">
            <text:p>Rene Fols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ystem_maint_tmpl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/>
          <table:table-cell office:value-type="string">
            <text:p>Eva-Kathrin Rafel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eac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cyan-yellow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orang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yellow-whit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end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/>
          <table:table-cell office:value-type="string">
            <text:p>Todd J</text:p>
          </table:table-cell>
          <table:table-cell office:value-type="string">
            <text:p><text:a xlink:href="mailto:tbone@oddj">tbone@oddj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kyLin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/>
          <table:table-cell office:value-type="string">
            <text:p>Katrin Wolf</text:p>
          </table:table-cell>
          <table:table-cell office:value-type="string">
            <text:p><text:a xlink:href="mailto:missmarple@gmx">missmarple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Dot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ras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/>
          <table:table-cell office:value-type="string">
            <text:p>David Abbott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nd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kde-files.org/index.php?xsortmode">http://kde-files.org/index.php?xsortmode</text:a>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ees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/>
          <table:table-cell office:value-type="string">
            <text:p>Ana Flordelis Llorens</text:p>
          </table:table-cell>
          <table:table-cell office:value-type="string">
            <text:p><text:a xlink:href="mailto:aflordelis_15984@yahoo">aflordelis_15984@yahoo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/>
          <table:table-cell office:value-type="string">
            <text:p>Kris Nackaerts</text:p>
          </table:table-cell>
          <table:table-cell office:value-type="string">
            <text:p><text:a xlink:href="mailto:knackaerts@gmx">knackaerts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ltural.otp</text:p>
          </table:table-cell>
          <table:table-cell/>
          <table:table-cell office:value-type="string">
            <text:p>Pierre François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esert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ot-print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/>
          <table:table-cell office:value-type="string">
            <text:p>shu minari</text:p>
          </table:table-cell>
          <table:table-cell office:value-type="string">
            <text:p><text:a xlink:href="mailto:foral@openoffice">foral@openoffice</text:a>.org</text:p>
          </table:table-cell>
          <table:table-cell/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<text:a xlink:href="mailto:titoferrada@hotmail">titoferrada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2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cyan-black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gray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medium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pur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y-green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Mosaic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leaf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/>
          <table:table-cell office:value-type="string">
            <text:p>Paula Arnandis Machi</text:p>
          </table:table-cell>
          <table:table-cell office:value-type="string">
            <text:p><text:a xlink:href="mailto:arnandis_16@hotmail">arnandis_16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2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/>
          <table:table-cell office:value-type="string">
            <text:p>Nobuyoshi Kikuchi</text:p>
          </table:table-cell>
          <table:table-cell office:value-type="string">
            <text:p><text:a xlink:href="mailto:letter.to.kiku@nifty">letter.to.kiku@nifty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Eva-Kathrin Rafelt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_template.otp</text:p>
          </table:table-cell>
          <table:table-cell/>
          <table:table-cell office:value-type="string">
            <text:p>Cristián Rojas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mp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str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/>
          <table:table-cell office:value-type="string">
            <text:p>Marco Krau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vi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usic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Notepad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/>
          <table:table-cell office:value-type="string">
            <text:p>yngd</text:p>
          </table:table-cell>
          <table:table-cell office:value-type="string">
            <text:p><text:a xlink:href="mailto:yngd@openoffice">yngd@openoffice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tra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/>
          <table:table-cell office:value-type="string">
            <text:p>Jonathon Coombe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ixel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/>
          <table:table-cell office:value-type="string">
            <text:p>Natalia</text:p>
          </table:table-cell>
          <table:table-cell office:value-type="string">
            <text:p>natalieta16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2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redStar.otp</text:p>
          </table:table-cell>
          <table:table-cell/>
          <table:table-cell office:value-type="string">
            <text:p>Cárlisson Galdino</text:p>
          </table:table-cell>
          <table:table-cell office:value-type="string">
            <text:p><text:a xlink:href="mailto:Andarilho@javascript">Andarilho@javascript</text:a>.org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/>
          <table:table-cell office:value-type="string">
            <text:p>Josef Frühwirt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Rose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bologia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mple.otp</text:p>
          </table:table-cell>
          <table:table-cell/>
          <table:table-cell office:value-type="string">
            <text:p>Dhiren Modi</text:p>
          </table:table-cell>
          <table:table-cell office:value-type="string">
            <text:p><text:a xlink:href="mailto:dmodi@UDel">dmodi@UDel</text:a>.Edu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slides_blue-penrose_nojhan.otp</text:p>
          </table:table-cell>
          <table:table-cell/>
          <table:table-cell office:value-type="string">
            <text:p>nojhan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elDesign.otp</text:p>
          </table:table-cell>
          <table:table-cell/>
          <table:table-cell office:value-type="string">
            <text:p>Leif Lodah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eps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<text:a xlink:href="mailto:xslf@xslf">xslf@xslf</text:a>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/>
          <table:table-cell office:value-type="string">
            <text:p>Todd J</text:p>
          </table:table-cell>
          <table:table-cell office:value-type="string">
            <text:p>tbone@oddj.net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oulumne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/>
          <table:table-cell office:value-type="string">
            <text:p>Tom Emerson</text:p>
          </table:table-cell>
          <table:table-cell office:value-type="string">
            <text:p><text:a xlink:href="mailto:osnut@pacbell">osnut@pacbell</text:a>.net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_sk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3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4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5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0-20_Number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163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veryA4CDTemplate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brochure_2pag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pg.ots</text:p>
          </table:table-cell>
          <table:table-cell office:value-type="string">
            <text:p>OpenOffice.org</text:p>
          </table:table-cell>
          <table:table-cell office:value-type="string">
            <text:p>Paul Gres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Quarterly.ots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calender.ots</text:p>
          </table:table-cell>
          <table:table-cell/>
          <table:table-cell office:value-type="string">
            <text:p>Akshat Dave</text:p>
          </table:table-cell>
          <table:table-cell office:value-type="string">
            <text:p><text:a xlink:href="mailto:akshatdave@gmail.com">akshatdave@gmail.com</text:a>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ACK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D-JewelCase.ott</text:p>
          </table:table-cell>
          <table:table-cell/>
          <table:table-cell office:value-type="string">
            <text:p>Arek Staron</text:p>
          </table:table-cell>
          <table:table-cell office:value-type="string">
            <text:p>4rek@poczta.onet.pl</text:p>
          </table:table-cell>
          <table:table-cell office:value-type="string">
            <text:p>LGPL or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Pressit.otg</text:p>
          </table:table-cell>
          <table:table-cell/>
          <table:table-cell office:value-type="string">
            <text:p>Johan Vromans</text:p>
          </table:table-cell>
          <table:table-cell/>
          <table:table-cell office:value-type="string">
            <text:p>PD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table:number-columns-repeated="251"/>
        </table:table-row>
        <table:table-row table:style-name="ro1">
          <table:table-cell office:value-type="string">
            <text:p>misc</text:p>
          </table:table-cell>
          <table:table-cell office:value-type="string">
            <text:p>CD_Template.otg</text:p>
          </table:table-cell>
          <table:table-cell/>
          <table:table-cell office:value-type="string">
            <text:p>Sean Mahnke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ertificate_of_appreciation.ott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idential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lictOfInterestNotic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gratulations_Banner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solidation_eng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vention_Schedule.ots</text:p>
          </table:table-cell>
          <table:table-cell/>
          <table:table-cell office:value-type="string">
            <text:p>Mike Thor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ro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ation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_award_2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pense_Report_Template.ots</text:p>
          </table:table-cell>
          <table:table-cell/>
          <table:table-cell office:value-type="string">
            <text:p>Carter C. Biel</text:p>
          </table:table-cell>
          <table:table-cell office:value-type="string">
            <text:p>carbiel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Extra_Savings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irst_Cla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lowchart.otg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unkeCDCover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James Haley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_011d_en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Keep_Dry_Labels_7169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Landscape_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apCharts.ots</text:p>
          </table:table-cell>
          <table:table-cell/>
          <table:table-cell office:value-type="string">
            <text:p>Svatopluk Vit</text:p>
          </table:table-cell>
          <table:table-cell office:value-type="string">
            <text:p>svatopluk.vit@seznam.cz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Month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Template.ott</text:p>
          </table:table-cell>
          <table:table-cell/>
          <table:table-cell office:value-type="string">
            <text:p>John Doe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.ott</text:p>
          </table:table-cell>
          <table:table-cell/>
          <table:table-cell office:value-type="string">
            <text:p>Rose Dewa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OoCalendar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CD.otg</text:p>
          </table:table-cell>
          <table:table-cell/>
          <table:table-cell office:value-type="string">
            <text:p>Johan Vroman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letter.ott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ichelle@michmog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et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icecard.ots</text:p>
          </table:table-cell>
          <table:table-cell table:number-columns-repeated="3"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ivat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ot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Recycle_M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epeatedMeasuresANOVA.ots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ale.otg</text:p>
          </table:table-cell>
          <table:table-cell/>
          <table:table-cell office:value-type="string">
            <text:p>Akira Matsumiya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Seed_Packets.ott</text:p>
          </table:table-cell>
          <table:table-cell/>
          <table:table-cell office:value-type="string">
            <text:p>Robin Monk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ld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tatistical_calculator.ots</text:p>
          </table:table-cell>
          <table:table-cell/>
          <table:table-cell office:value-type="string">
            <text:p>David William Cowell</text:p>
          </table:table-cell>
          <table:table-cell office:value-type="string">
            <text:p>davidwcowell@hot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tle_Pag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v07.ott</text:p>
          </table:table-cell>
          <table:table-cell/>
          <table:table-cell office:value-type="string">
            <text:p>Pavel Duda </text:p>
          </table:table-cell>
          <table:table-cell office:value-type="string">
            <text:p>ghuul@email.cz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utorial.ott</text:p>
          </table:table-cell>
          <table:table-cell/>
          <table:table-cell office:value-type="string">
            <text:p>Peter Hillier-Brook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validation_en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VHS.otg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Week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ritertemplate.ott</text:p>
          </table:table-cell>
          <table:table-cell/>
          <table:table-cell office:value-type="string">
            <text:p>Scott Car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bc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env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abel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memo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2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usiness_Card.otg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s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G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elope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2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FaxCoverLetter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Shee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Fax_Cov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1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2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business_car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letterhea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statement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business_car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letterhea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billing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Template.ots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Job_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s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tterhead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business_card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ax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ile_folder_label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invoice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letter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mail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return_address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shipp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PastDueNotice1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PastDueNotice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ersonal_Business_Cards_A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alesinvoice.ots</text:p>
          </table:table-cell>
          <table:table-cell/>
          <table:table-cell office:value-type="string">
            <text:p>Akshat Dave</text:p>
          </table:table-cell>
          <table:table-cell office:value-type="string">
            <text:p>a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ServiceTermin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mplefax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Single_Page_Fax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ttendanceCalenda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Business_Lett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orporateRepor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ailyToDo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MeetingFollowUp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MeetingPrepar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mbership_Fee_payment_status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org_char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3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Or_Paper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oste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Weekly_Timesheet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1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2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3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urriculum_Vitae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ilyCalenda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yreview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iarypage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ventlist.ott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example-resume.ott</text:p>
          </table:table-cell>
          <table:table-cell/>
          <table:table-cell office:value-type="string">
            <text:p>John Donoghue</text:p>
          </table:table-cell>
          <table:table-cell office:value-type="string">
            <text:p>john.donoghue@ieee.org</text:p>
          </table:table-cell>
          <table:table-cell office:value-type="string">
            <text:p>PD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reeting_card_kids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me_buying_estimato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usehold_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Job_Application.ott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onthlyBudget.ots</text:p>
          </table:table-cell>
          <table:table-cell/>
          <table:table-cell office:value-type="string">
            <text:p>Dmitri Popov</text:p>
          </table:table-cell>
          <table:table-cell office:value-type="string">
            <text:p>dmpop@open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penOffice_Budget_Template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acking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-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Expenses_Report_ct.ots</text:p>
          </table:table-cell>
          <table:table-cell/>
          <table:table-cell office:value-type="string">
            <text:p>Claude Tremblay</text:p>
          </table:table-cell>
          <table:table-cell office:value-type="string">
            <text:p>ctrembl2002@yahoo.ca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Money_Management_Template.ots</text:p>
          </table:table-cell>
          <table:table-cell/>
          <table:table-cell office:value-type="string">
            <text:p>Ronnie M. Faile Jr.</text:p>
          </table:table-cell>
          <table:table-cell office:value-type="string">
            <text:p>rmfaile@bellsouth.net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cip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1.1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-_Fancy.ott</text:p>
          </table:table-cell>
          <table:table-cell/>
          <table:table-cell office:value-type="string">
            <text:p>Sharon A. Koss-Morimoto</text:p>
          </table:table-cell>
          <table:table-cell office:value-type="string">
            <text:p>sharon_koss@accesstoledo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notes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ping_list_with_dropdown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blank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odo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sit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ding_planne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ly-plan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_plan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ightTracker.ots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Focused_Discussion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troducing_New_Product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Orangedric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RedCircle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tylis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1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2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3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4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2">
          <table:table-cell office:value-type="string">
            <text:p>Finance</text:p>
          </table:table-cell>
          <table:table-cell office:value-type="string">
            <text:p>Amortization-Schedule.ots</text:p>
          </table:table-cell>
          <table:table-cell/>
          <table:table-cell table:style-name="ce2" office:value-type="string">
            <text:p>Rob Robert Wadley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 template.ott</text:p>
          </table:table-cell>
          <table:table-cell/>
          <table:table-cell office:value-type="string">
            <text:p>Donald Adé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alogSheetEg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CoverLetter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References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Resume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Origami_Paper_CD_Cover.otg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s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yro_rota 05b.ots</text:p>
          </table:table-cell>
          <table:table-cell/>
          <table:table-cell office:value-type="string">
            <text:p>Steve Churchill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NGray.otp</text:p>
          </table:table-cell>
          <table:table-cell/>
          <table:table-cell office:value-type="string">
            <text:p>vimalkumar velayudha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TC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ar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5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apefruit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6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_Professional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7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book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8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quares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9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technology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30</text:p>
          </table:table-cell>
          <table:table-cell table:number-columns-repeated="249"/>
        </table:table-row>
        <table:table-row table:style-name="ro3">
          <table:table-cell office:value-type="string">
            <text:p>officorr</text:p>
          </table:table-cell>
          <table:table-cell office:value-type="string">
            <text:p>businesscards.ott</text:p>
          </table:table-cell>
          <table:table-cell office:value-type="string">
            <text:p>Word Automation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wordautomation.com/</text:p>
          </table:table-cell>
          <table:table-cell table:number-columns-repeated="249"/>
        </table:table-row>
        <table:table-row table:style-name="ro3">
          <table:table-cell office:value-type="string">
            <text:p>misc</text:p>
          </table:table-cell>
          <table:table-cell office:value-type="string">
            <text:p>CD_DVD.ott</text:p>
          </table:table-cell>
          <table:table-cell office:value-type="string">
            <text:p>Word Automation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wordautomation.com/</text:p>
          </table:table-cell>
          <table:table-cell table:number-columns-repeated="249"/>
        </table:table-row>
        <table:table-row table:style-name="ro1" table:number-rows-repeated="6509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erman" table:style-name="ta1" table:print="false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248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Jahres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ine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_und_vorlesungsplan.ots</text:p>
          </table:table-cell>
          <table:table-cell/>
          <table:table-cell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arbeitszeiterfassung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finance</text:p>
          </table:table-cell>
          <table:table-cell office:value-type="string">
            <text:p>az.ots</text:p>
          </table:table-cell>
          <table:table-cell/>
          <table:table-cell office:value-type="string">
            <text:p>Peter Knott, Bo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AufDeutsch.ots</text:p>
          </table:table-cell>
          <table:table-cell/>
          <table:table-cell office:value-type="string">
            <text:p>Dr. Matthias Pfeiffer</text:p>
          </table:table-cell>
          <table:table-cell/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scount_zertifikate_rechner.ots</text:p>
          </table:table-cell>
          <table:table-cell/>
          <table:table-cell office:value-type="string">
            <text:p>Wolfgang Pribitzer</text:p>
          </table:table-cell>
          <table:table-cell office:value-type="string">
            <text:p>priwo@hotmai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nergie_verbrauchstabell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inanzuebersicht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.ots</text:p>
          </table:table-cell>
          <table:table-cell table:number-columns-repeated="25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_vordruck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finance</text:p>
          </table:table-cell>
          <table:table-cell office:value-type="string">
            <text:p>hypothekenberechnung.ots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.ots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2.ots</text:p>
          </table:table-cell>
          <table:table-cell/>
          <table:table-cell office:value-type="string">
            <text:p>Cornelia Meggle</text:p>
          </table:table-cell>
          <table:table-cell office:value-type="string">
            <text:p>conny_m45@hotmai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6.ots</text:p>
          </table:table-cell>
          <table:table-cell table:number-columns-repeated="25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7.ots</text:p>
          </table:table-cell>
          <table:table-cell table:number-columns-repeated="25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druck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_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finance</text:p>
          </table:table-cell>
          <table:table-cell office:value-type="string">
            <text:p>Konto.ots</text:p>
          </table:table-cell>
          <table:table-cell/>
          <table:table-cell office:value-type="string">
            <text:p>Christoph Schultz</text:p>
          </table:table-cell>
          <table:table-cell office:value-type="string">
            <text:p><text:a xlink:href="mailto:ic-schultz@gmx.de">ic-schultz@gmx.de</text:a>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t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6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7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8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9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10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astschrift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wstbrutto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OoReise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quittung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s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taetigkeitsbericht.ots</text:p>
          </table:table-cell>
          <table:table-cell table:number-columns-repeated="25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Ueberweisungsformular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.ott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2.ott</text:p>
          </table:table-cell>
          <table:table-cell table:number-columns-repeated="253"/>
        </table:table-row>
        <table:table-row table:style-name="ro2">
          <table:table-cell office:value-type="string">
            <text:p>forms</text:p>
          </table:table-cell>
          <table:table-cell office:value-type="string">
            <text:p>ausgab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forms</text:p>
          </table:table-cell>
          <table:table-cell office:value-type="string">
            <text:p>Begleitan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orms</text:p>
          </table:table-cell>
          <table:table-cell office:value-type="string">
            <text:p>Checkliste_Hauswartung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dienstreisean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einnahm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orms</text:p>
          </table:table-cell>
          <table:table-cell office:value-type="string">
            <text:p>Fahrtenbuch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_dringend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person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Gesprachsnotiz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.ots</text:p>
          </table:table-cell>
          <table:table-cell table:number-columns-repeated="253"/>
        </table:table-row>
        <table:table-row table:style-name="ro2">
          <table:table-cell office:value-type="string">
            <text:p>forms</text:p>
          </table:table-cell>
          <table:table-cell office:value-type="string">
            <text:p>kariertes_blatt_a4_5mm.ots</text:p>
          </table:table-cell>
          <table:table-cell/>
          <table:table-cell office:value-type="string">
            <text:p>Benjamin Busold</text:p>
          </table:table-cell>
          <table:table-cell office:value-type="string">
            <text:p><text:a xlink:href="mailto:benjamin@busold-online.org">benjamin@busold-onlin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-Begleit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brief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_begleitschreiben.ott</text:p>
          </table:table-cell>
          <table:table-cell table:number-columns-repeated="253"/>
        </table:table-row>
        <table:table-row table:style-name="ro2">
          <table:table-cell office:value-type="string">
            <text:p>forms</text:p>
          </table:table-cell>
          <table:table-cell office:value-type="string">
            <text:p>lernkarteikarten_4x10_stueck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<text:a xlink:href="mailto:bhs_buchhaltung@gmx.de">bhs_buchhaltung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pkw_kaufver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rotokoll.ott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rechnung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reisekostenabrechnun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mily_calender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ueberweisungstraeger.ott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urlaubsplaner_2006.ots</text:p>
          </table:table-cell>
          <table:table-cell table:number-columns-repeated="253"/>
        </table:table-row>
        <table:table-row table:style-name="ro2">
          <table:table-cell office:value-type="string">
            <text:p>forms</text:p>
          </table:table-cell>
          <table:table-cell office:value-type="string">
            <text:p>zeichenblatt_din_en_iso_5457_einfach_ohne_din_schrift.ott</text:p>
          </table:table-cell>
          <table:table-cell/>
          <table:table-cell office:value-type="string">
            <text:p>Frank Großmann</text:p>
          </table:table-cell>
          <table:table-cell office:value-type="string">
            <text:p>Frank.Gross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3"/>
        </table:table-row>
        <table:table-row table:style-name="ro1">
          <table:table-cell office:value-type="string">
            <text:p>presnt</text:p>
          </table:table-cell>
          <table:table-cell office:value-type="string">
            <text:p>umweltschutz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blau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2_cd_inlays_fuer_rueckseite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2_cd_inlays_fuer_vorderseite_je_2_seitig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hoch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quer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adressetiketten_3x8st_a_4x7cm_1_adresse_24x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adressetiketten_3x8st_a_4x7cm_abfrage_24_adressen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adressetiketten_3x8st_a_4x7cm_auswahl_1_etikett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breit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schmal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zum_Kleben_fur_breite_Ordn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6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7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8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9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10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uftragsbestaetigung_vorlage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utomatischer_Tageskalender.ots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berichtsvorlage_5gestalten.ott</text:p>
          </table:table-cell>
          <table:table-cell office:value-type="string">
            <text:p>5gestalten GmbH</text:p>
          </table:table-cell>
          <table:table-cell/>
          <table:table-cell office:value-type="string">
            <text:p>info@5gestalt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mysteron@openoffice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D-Booklet_4-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-Inlays_Ruck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-Inlays_Vorder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-Labels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booklet_4_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booklet_inlet_audio_1_crossline.ott</text:p>
          </table:table-cell>
          <table:table-cell/>
          <table:table-cell office:value-type="string">
            <text:p>Dennis Hille</text:p>
          </table:table-cell>
          <table:table-cell office:value-type="string">
            <text:p>totsuo.takatori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huelle_fuer_duenne_huellen.otg</text:p>
          </table:table-cell>
          <table:table-cell/>
          <table:table-cell office:value-type="string">
            <text:p>Arnold Pfaff</text:p>
          </table:table-cell>
          <table:table-cell office:value-type="string">
            <text:p>arnold.pfaff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inlay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a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.otg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labels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papierhuelle.otg</text:p>
          </table:table-cell>
          <table:table-cell/>
          <table:table-cell office:value-type="string">
            <text:p>Carsten Ungewitter</text:p>
          </table:table-cell>
          <table:table-cell office:value-type="string">
            <text:p>openoffice@arbeitswais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Dienstreiseausgleich_nach26_Ziff7.ots</text:p>
          </table:table-cell>
          <table:table-cell/>
          <table:table-cell office:value-type="string">
            <text:p>Dominik Augustin</text:p>
          </table:table-cell>
          <table:table-cell office:value-type="string">
            <text:p>d0m1n1k@gmx.net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hoch.otg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quer.otg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DPTC_divi_2x6.ott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DPTC_pyramids.otg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dvd_huell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entwurf.ott</text:p>
          </table:table-cell>
          <table:table-cell/>
          <table:table-cell office:value-type="string">
            <text:p>Uwe Altman</text:p>
          </table:table-cell>
          <table:table-cell office:value-type="string">
            <text:p>uwe.altmann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Familien-Termin-Kalender-2007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FerienKalender.ots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glueckwunschkart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Gutschein.ott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inlay_set_fuer_cd_boxen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5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jahreskalender_ooo.ots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horizont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vertik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_2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b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front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matheblatt_hz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licher_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pflegetagebuch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Quittungen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Schicht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schulausgangsschrift_druckvorlage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sprachwissenschaftliche_hausarbeit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buch_Vorlage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s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geld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kalender_2007_2008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7_2008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9_2010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rennblaett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urkunden_vorlage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_mehrseitiger_verzeichnisteil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wissenschaftliche_hausarbeit.ott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asis_briefvorlage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ewerbung_vorlage.ott</text:p>
          </table:table-cell>
          <table:table-cell/>
          <table:table-cell office:value-type="string">
            <text:p>Eric Hoch</text:p>
          </table:table-cell>
          <table:table-cell office:value-type="string">
            <text:p>eric_openoffice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harald.schilly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dinbrief.ott</text:p>
          </table:table-cell>
          <table:table-cell/>
          <table:table-cell office:value-type="string">
            <text:p>Andreas Mächtig</text:p>
          </table:table-cell>
          <table:table-cell office:value-type="string">
            <text:p>a.maechtig@niles-simmon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din_brief_geschaeftlich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elegant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emailformular.ott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entschuldigung.ott</text:p>
          </table:table-cell>
          <table:table-cell/>
          <table:table-cell office:value-type="string">
            <text:p>Stefan Schmidhuber</text:p>
          </table:table-cell>
          <table:table-cell office:value-type="string">
            <text:p>stefan.schmidhuber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foermliches_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foermliches_privatfax_dringend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geschaeftsbrief_ch.ott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brief.ott</text:p>
          </table:table-cell>
          <table:table-cell/>
          <table:table-cell table:style-name="Default" table:number-columns-repeated="4"/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klassischer_tabellarischer_lebenslauf.ott</text:p>
          </table:table-cell>
          <table:table-cell table:style-name="Default"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_moderner_brief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2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3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aengelanzeige_und_mietminderung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brief.ott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modern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ostkarte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ch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mit_feldern.ott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ellenbewerbung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zahlungsaufforderung.ott</text:p>
          </table:table-cell>
          <table:table-cell table:number-columns-repeated="253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agenda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benzinrechner.ots</text:p>
          </table:table-cell>
          <table:table-cell/>
          <table:table-cell office:value-type="string">
            <text:p>Berthold Gerdes</text:p>
          </table:table-cell>
          <table:table-cell office:value-type="string">
            <text:p>berthold@bgerde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.ott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_handschriftlich.ott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fahrtenbuch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rbeit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uftrag.ott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planung.ots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-_und_Vorlesungsplan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zettel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todo_liste_handschriftlich.ott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Zeiterfassungsbogen.ots</text:p>
          </table:table-cell>
          <table:table-cell table:number-columns-repeated="25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rgebnisprotokoll_handschriftlich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253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itarbeiterplanung_2006.ots</text:p>
          </table:table-cell>
          <table:table-cell/>
          <table:table-cell office:value-type="string">
            <text:p>Jürgen Döhler</text:p>
          </table:table-cell>
          <table:table-cell office:value-type="string">
            <text:p>j.doehler@online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_popup.ott</text:p>
          </table:table-cell>
          <table:table-cell/>
          <table:table-cell office:value-type="string">
            <text:p>Tibor Attila Anca</text:p>
          </table:table-cell>
          <table:table-cell table:number-columns-repeated="25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talwerte.ots</text:p>
          </table:table-cell>
          <table:table-cell/>
          <table:table-cell office:value-type="string">
            <text:p>Alfons Mair</text:p>
          </table:table-cell>
          <table:table-cell office:value-type="string">
            <text:p>am@schweineohr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aktikumsbericht.otp</text:p>
          </table:table-cell>
          <table:table-cell/>
          <table:table-cell office:value-type="string">
            <text:p>Sven Vermeulen</text:p>
          </table:table-cell>
          <table:table-cell office:value-type="string">
            <text:p>Siboy@openoffice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entwicklung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planung-Verkauf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1">
          <table:table-cell office:value-type="string">
            <text:p>presnt</text:p>
          </table:table-cell>
          <table:table-cell office:value-type="string">
            <text:p>Unternehmensbericht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.ott</text:p>
          </table:table-cell>
          <table:table-cell/>
          <table:table-cell office:value-type="string">
            <text:p>Florian Schuh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vorlage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ahrtenbuch.ots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Invoice-Rechnung.ots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lassen-Schulnoten-Verwaltung_Noten_1-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ursnoten_15_Punkte.ots</text:p>
          </table:table-cell>
          <table:table-cell/>
          <table:table-cell office:value-type="string">
            <text:p>Cord Santelman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otiz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andard Geschaeftlich Neutral.ott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12_Blatt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mit_Geburtstag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OTOKALENDER_mit_Geburtstag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 table:number-rows-repeated="65180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Hungarian" table:style-name="ta1" table:print="false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log.otg</text:p>
          </table:table-cell>
          <table:table-cell table:number-columns-repeated="254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2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3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Meresi_jegyzokonyv_-_Iskolai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1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2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3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_k.ott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i_atutal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sekkminta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ves_beszamolo_eredmenykimutatas_egyszerusitet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zi_koltsegvete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24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7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Napi_kiad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lvass.el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forms</text:p>
          </table:table-cell>
          <table:table-cell office:value-type="string">
            <text:p>Alairasi_cimpeldan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Autokolcsonzes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office:value-type="string">
            <text:p><text:a xlink:href="http://hu.openoffice.org/">http://hu.openoffice.org/</text:a></text:p>
          </table:table-cell>
          <table:table-cell/>
          <table:table-cell office:value-type="string">
            <text:p>KAMI</text:p>
          </table:table-cell>
          <table:table-cell table:number-columns-repeated="247"/>
        </table:table-row>
        <table:table-row table:style-name="ro2">
          <table:table-cell office:value-type="string">
            <text:p>forms</text:p>
          </table:table-cell>
          <table:table-cell office:value-type="string">
            <text:p>Auto_berbeadasi_megallapoda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Beszelgetesi_jegy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elo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haszonelve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tarsashaz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csere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Kiado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Meghatalmazas_penzfelvete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Reklammu_atruhaz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alkalmazotti_nyilatkoza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etikai_kodex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_felhasznal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Vegrendel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szelyes_allat_tartasi_engedely_kerelem.ott</text:p>
          </table:table-cell>
          <table:table-cell/>
          <table:table-cell office:value-type="string">
            <text:p>BA</text:p>
          </table:table-cell>
          <table:table-cell office:value-type="string">
            <text:p>battila9@freemail.hu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Alap_ures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Normal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Vekony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sablon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HV_kemenyseg_vizsgala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eresi_lap-turessel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-hetfovel.ots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_sablon-kombinal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_nag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ugo_meretez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2_o_oldalszamozva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elolabban_oldalszamozva_vonalla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Meresi_jegyzokonyv_-_Ceg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vjegykartya_alap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/>
          <table:table-cell table:style-name="ce3" office:value-type="string">
            <text:p>LGPL</text:p>
          </table:table-cell>
          <table:table-cell table:number-columns-repeated="2"/>
          <table:table-cell table:style-name="ce3" office:value-type="string">
            <text:p>http://documentation.openoffice.org/Samples_Templates/User/template/index.html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table:style-name="ce3" office:value-type="string">
            <text:p>http://ooextras.sourceforge.net/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avi_jelenleti_iv.ots</text:p>
          </table:table-cell>
          <table:table-cell table:number-columns-repeated="254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biltelefon-hasznalati_szabalyza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osta_ajanlott.otg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gyermekmero.ots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Oneletrajz-magy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Anytime_presentation.otp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Bemutato_uzleti.otp</text:p>
          </table:table-cell>
          <table:table-cell/>
          <table:table-cell office:value-type="string">
            <text:p>Nagy Péter</text:p>
          </table:table-cell>
          <table:table-cell office:value-type="string">
            <text:p>nagy_peter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vel_sablon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fas_szamla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OurGlob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 table:number-rows-repeated="6533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nch" table:style-name="ta1" table:print="false">
        <table:table-column table:style-name="co1" table:default-cell-style-name="ce1"/>
        <table:table-column table:style-name="co11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AgendaSemaine1.1.od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Italienn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Paysag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Affiche_vente_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horizont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Vertic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2005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mensue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perpetuel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carnet_de_notes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D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diagramflux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documentfinalTP-1.1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excellence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FairePart-Vierge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HalPiratcd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me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Modele_HowTo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menu-noel.otp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newsletter_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note_moyenne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organigram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trifold_broch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cartvpro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entetelett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fact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Vfr.ott</text:p>
          </table:table-cell>
          <table:table-cell table:style-name="Default" table:number-columns-repeated="7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novelt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novelt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strateg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strateg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team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tech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Offimisc</text:p>
          </table:table-cell>
          <table:table-cell table:style-name="ce4" office:value-type="string">
            <text:p>Lettre-EnveloppeFenetreC65.ott</text:p>
          </table:table-cell>
          <table:table-cell table:style-name="ce4"/>
          <table:table-cell table:style-name="ce4" office:value-type="string">
            <text:p>Alexis Haeringer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</table:table>
      <table:table table:name="Italian" table:style-name="ta1" table:print="false">
        <table:table-column table:style-name="co1" table:default-cell-style-name="ce1"/>
        <table:table-column table:style-name="co12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VHS.odg</text:p>
          </table:table-cell>
          <table:table-cell table:style-name="Default" table:number-columns-repeated="3"/>
          <table:table-cell table:style-name="Default" office:value-type="string">
            <text:p>LGPL</text:p>
          </table:table-cell>
          <table:table-cell office:value-type="string">
            <text:p>http://www.ooextras.org/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Finance</text:p>
          </table:table-cell>
          <table:table-cell table:style-name="ce4" office:value-type="string">
            <text:p>notaspese.ots</text:p>
          </table:table-cell>
          <table:table-cell table:style-name="ce4"/>
          <table:table-cell table:style-name="ce4" office:value-type="string">
            <text:p>Giuseppe Giuseppe Pignataro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table:style-name="Default"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</table:table>
      <table:table table:name="KA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</table:table>
      <table:table table:name="TR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</table:table>
      <table:table table:name="Fin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</table:table>
      <table:table table:name="Dutch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</table:table>
      <table:table table:name="Pol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</table:table>
      <table:table table:name="Brasil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</table:table>
      <table:table table:name="Spa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</table:table>
      <table:table table:name="Chi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</table:table>
      <table:table table:name="Japa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invoice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stock_shee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company_directory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resume.ots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cost_statemen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journal_book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timetable_for_school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NavyBlue.otp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business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ompany-wide_mee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reative_sess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financial_repor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marketing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new_employee_orientat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op_10_list.otp</text:p>
          </table:table-cell>
          <table:table-cell table:style-name="Default"/>
          <table:table-cell table:style-name="Default" office:value-type="string">
            <text:p>kp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ack_cover_for_12cmCD10mm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ooklet_for_CD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Index_card_for_DVD_tall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</table:table>
      <table:table table:name="Swed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</table:table>
      <table:database-ranges>
        <table:database-range table:target-range-address="English.A1:English.J43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05">2008.02.05</text:date>, <text:time>10:26:58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5$Build-9264</meta:generator>
    <meta:creation-date>2007-04-25T07:50:52</meta:creation-date>
    <dc:creator>szalaik</dc:creator>
    <dc:date>2008-02-05T10:26:58</dc:date>
    <meta:editing-cycles>203</meta:editing-cycles>
    <meta:editing-duration>PT20H1M11S</meta:editing-duration>
    <meta:user-defined meta:name="Info 1"/>
    <meta:user-defined meta:name="Info 2"/>
    <meta:user-defined meta:name="Info 3"/>
    <meta:user-defined meta:name="Info 4"/>
    <meta:document-statistic meta:table-count="15" meta:cell-count="9181"/>
  </office:meta>
</office:document-meta>
</file>